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01cm" draw:marker-start-width="0.135cm" draw:marker-end-width="0.135cm" draw:textarea-horizontal-align="justify" draw:textarea-vertical-align="middle" draw:auto-grow-height="false" fo:min-height="0.319cm" fo:min-width="0.526cm" fo:padding-top="0.09cm" fo:padding-bottom="0.09cm" fo:padding-left="0.215cm" fo:padding-right="0.21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5.463cm" svg:y1="1.188cm" svg:x2="5.463cm" svg:y2="1.188cm" svg:d="M5463 1188z" svg:viewBox="0 0 1 1">
          <text:p/>
        </draw:connector>
        <draw:line draw:style-name="gr2" draw:text-style-name="P1" draw:layer="layout" svg:x1="5.291cm" svg:y1="1.234cm" svg:x2="6.591cm" svg:y2="1.234cm">
          <text:p/>
        </draw:line>
        <draw:frame draw:style-name="gr3" draw:text-style-name="P1" draw:layer="layout" svg:width="0.433cm" svg:height="0.47cm" svg:x="6.564cm" svg:y="0.1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428cm" svg:height="0.47cm" svg:x="6.581cm" svg:y="1.94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411cm" svg:height="0.47cm" svg:x="2.52cm" svg:y="0.1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327cm" svg:height="0.47cm" svg:x="9.109cm" svg:y="1.9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445cm" svg:height="0.47cm" svg:x="2.4cm" svg:y="1.93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399cm" svg:height="0.47cm" svg:x="9.101cm" svg:y="0.24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1" xml:id="id1" draw:id="id1" draw:layer="layout" svg:width="1.352cm" svg:height="0.705cm" svg:x="0.856cm" svg:y="0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83cm" svg:height="0.47cm" svg:x="1.303cm" svg:y="1.0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" draw:text-style-name="P2" draw:layer="layout" svg:x1="0.5cm" svg:y1="0.471cm" svg:x2="1.029cm" svg:y2="1cm">
          <text:p/>
        </draw:line>
        <draw:line draw:style-name="gr5" draw:text-style-name="P2" draw:layer="layout" svg:x1="0.501cm" svg:y1="2.014cm" svg:x2="1.03cm" svg:y2="1.485cm">
          <text:p/>
        </draw:line>
        <draw:custom-shape draw:style-name="gr4" draw:text-style-name="P1" xml:id="id2" draw:id="id2" draw:layer="layout" svg:width="1.352cm" svg:height="0.705cm" svg:x="3.122cm" svg:y="0.89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3" draw:text-style-name="P1" draw:layer="layout" svg:width="0.522cm" svg:height="0.47cm" svg:x="3.544cm" svg:y="1.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2" draw:layer="layout" svg:x1="4.83cm" svg:y1="0.486cm" svg:x2="4.301cm" svg:y2="1.015cm">
          <text:p/>
        </draw:line>
        <draw:line draw:style-name="gr5" draw:text-style-name="P2" draw:layer="layout" svg:x1="4.829cm" svg:y1="2.029cm" svg:x2="4.3cm" svg:y2="1.5cm">
          <text:p/>
        </draw:line>
        <draw:custom-shape draw:style-name="gr4" draw:text-style-name="P1" draw:layer="layout" svg:width="1.352cm" svg:height="0.705cm" svg:x="7.373cm" svg:y="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37cm" svg:height="0.246cm" svg:x="7.864cm" svg:y="1.1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7.017cm" svg:y1="0.501cm" svg:x2="7.546cm" svg:y2="1.03cm">
          <text:p/>
        </draw:line>
        <draw:line draw:style-name="gr5" draw:text-style-name="P2" draw:layer="layout" svg:x1="7.018cm" svg:y1="2.044cm" svg:x2="7.547cm" svg:y2="1.515cm">
          <text:p/>
        </draw:line>
        <draw:line draw:style-name="gr5" draw:text-style-name="P2" draw:layer="layout" svg:x1="9.076cm" svg:y1="0.487cm" svg:x2="8.547cm" svg:y2="1.016cm">
          <text:p/>
        </draw:line>
        <draw:line draw:style-name="gr5" draw:text-style-name="P2" draw:layer="layout" svg:x1="9.075cm" svg:y1="2.03cm" svg:x2="8.546cm" svg:y2="1.501cm">
          <text:p/>
        </draw:line>
        <draw:frame draw:style-name="gr3" draw:text-style-name="P1" draw:layer="layout" svg:width="0.433cm" svg:height="0.47cm" svg:x="4.85cm" svg:y="0.1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428cm" svg:height="0.47cm" svg:x="4.867cm" svg:y="1.9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327cm" svg:height="0.47cm" svg:x="0.113cm" svg:y="1.91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399cm" svg:height="0.47cm" svg:x="0.105cm" svg:y="0.23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5" draw:text-style-name="P2" draw:layer="layout" draw:type="curve" draw:line-skew="0.35cm" svg:x1="2.01cm" svg:y1="0.979cm" svg:x2="3.321cm" svg:y2="0.994cm" draw:start-shape="id1" draw:start-glue-point="11" draw:end-shape="id2" draw:end-glue-point="11" svg:d="M2010 979c0-388 1311-396 1311 15" svg:viewBox="0 0 1312 308">
          <text:p/>
        </draw:connector>
        <draw:connector draw:style-name="gr5" draw:text-style-name="P2" draw:layer="layout" draw:type="curve" draw:line-skew="-0.35cm" svg:x1="2.01cm" svg:y1="1.478cm" svg:x2="3.321cm" svg:y2="1.493cm" draw:start-shape="id1" draw:start-glue-point="9" draw:end-shape="id2" draw:end-glue-point="9" svg:d="M2010 1478c0 409 1311 402 1311 15" svg:viewBox="0 0 1312 3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4T18:54:10.187203279</dc:date>
    <meta:editing-duration>PT38M25S</meta:editing-duration>
    <meta:editing-cycles>6</meta:editing-cycles>
    <meta:generator>LibreOffice/5.2.7.2$Linux_X86_64 LibreOffice_project/20m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i>c</mi>
    <annotation encoding="StarMath 5.0">c</annotation>
  </semantics>
</math>
</file>

<file path=Object 10/content.xml><?xml version="1.0" encoding="utf-8"?>
<math xmlns="http://www.w3.org/1998/Math/MathML" display="block">
  <semantics>
    <mi>i</mi>
    <annotation encoding="StarMath 5.0">i</annotation>
  </semantics>
</math>
</file>

<file path=Object 11/content.xml><?xml version="1.0" encoding="utf-8"?>
<math xmlns="http://www.w3.org/1998/Math/MathML" display="block">
  <semantics>
    <mi>d</mi>
    <annotation encoding="StarMath 5.0">d</annotation>
  </semantics>
</math>
</file>

<file path=Object 12/content.xml><?xml version="1.0" encoding="utf-8"?>
<math xmlns="http://www.w3.org/1998/Math/MathML" display="block">
  <semantics>
    <mi>j</mi>
    <annotation encoding="StarMath 5.0">j</annotation>
  </semantics>
</math>
</file>

<file path=Object 16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 mathvariant="normal">τ</mi>
    <annotation encoding="StarMath 5.0">%tau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